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text-align="center" fo:text-indent="-1.27cm"/>
      <style:text-properties fo:font-size="32pt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48cm" svg:y="0.508cm">
          <draw:text-box>
            <text:p text:style-name="P1"><text:span text:style-name="T1">HYMN #688</text:span></text:p>
            <text:p text:style-name="P1"><text:span text:style-name="T2">“</text:span><text:span text:style-name="T2">Come, Follow Me, the Savior Spak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011cm" svg:x="1.292cm" svg:y="0.659cm">
          <draw:text-box>
            <text:p text:style-name="P4"><text:span text:style-name="T3">1. </text:span><text:span text:style-name="T4">“Come, follow Me,” the Savior spake,</text:span><text:span text:style-name="T4"><text:line-break/></text:span><text:span text:style-name="T4">“All in My way abiding;</text:span></text:p>
            <text:p text:style-name="P4"><text:span text:style-name="T4">Deny yourselves, the world forsake,</text:span><text:span text:style-name="T4"><text:line-break/></text:span><text:span text:style-name="T4">Obey My call and gui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4cm" svg:height="3.81cm" svg:x="1.293cm" svg:y="0.552cm">
          <draw:text-box>
            <text:p text:style-name="P4"><text:span text:style-name="T4">O bear the cross, whate’er betide,</text:span><text:span text:style-name="T4"><text:line-break/></text:span><text:span text:style-name="T4">Take My example for your gu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7" draw:layer="layout" svg:width="25.4cm" svg:height="7.112cm" svg:x="1.016cm" svg:y="0.508cm">
          <draw:text-box>
            <text:p text:style-name="P6"><text:span text:style-name="T5">2. </text:span><text:span text:style-name="T6">“I am the light, I light the way,</text:span></text:p>
            <text:p text:style-name="P6"><text:span text:style-name="T6">A godly life displaying;</text:span></text:p>
            <text:p text:style-name="P6"><text:span text:style-name="T6">I bid you walk as in the day;</text:span></text:p>
            <text:p text:style-name="P6"><text:span text:style-name="T6">I keep your feet from stray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5.4cm" svg:height="4.064cm" svg:x="1.27cm" svg:y="0.508cm">
          <draw:text-box>
            <text:p text:style-name="P6"><text:span text:style-name="T6">I am the way, and well I show</text:span></text:p>
            <text:p text:style-name="P6"><text:span text:style-name="T6">How you must sojourn here be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7" draw:layer="layout" svg:width="25.4cm" svg:height="7.011cm" svg:x="1.27cm" svg:y="0.508cm">
          <draw:text-box>
            <text:p text:style-name="P6"><text:span text:style-name="T5">3. </text:span><text:span text:style-name="T6">“My heart abounds in lowliness,</text:span></text:p>
            <text:p text:style-name="P6"><text:span text:style-name="T6">My soul with love is glowing;</text:span></text:p>
            <text:p text:style-name="P6"><text:span text:style-name="T6">And gracious words My lips express,</text:span></text:p>
            <text:p text:style-name="P6"><text:span text:style-name="T6">With meekness overflow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7" draw:layer="layout" svg:width="25.4cm" svg:height="4.064cm" svg:x="1.341cm" svg:y="0.504cm">
          <draw:text-box>
            <text:p text:style-name="P6"><text:span text:style-name="T6">My heart, My mind, My strength, My all,</text:span></text:p>
            <text:p text:style-name="P6"><text:span text:style-name="T6">To God I yield, on Him I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5.4cm" svg:height="7.011cm" svg:x="1.27cm" svg:y="0.508cm">
          <draw:text-box>
            <text:p text:style-name="P4"><text:span text:style-name="T7">4. </text:span><text:span text:style-name="T8">“I teach you how to shun and flee</text:span><text:span text:style-name="T6"><text:line-break/></text:span><text:span text:style-name="T8">What harms your soul’s salvation,</text:span><text:span text:style-name="T6"><text:line-break/></text:span><text:span text:style-name="T8">Your heart from ev’ry guile to free,</text:span><text:span text:style-name="T6"><text:line-break/></text:span><text:span text:style-name="T8">From sin and its tempt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5" draw:layer="layout" svg:width="25.4cm" svg:height="3.81cm" svg:x="1.27cm" svg:y="0.41cm">
          <draw:text-box>
            <text:p text:style-name="P4"><text:span text:style-name="T8">I am the refuge of the soul</text:span><text:span text:style-name="T6"><text:line-break/></text:span><text:span text:style-name="T8">And lead you to your heav’nly goa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7" draw:layer="layout" svg:width="25.4cm" svg:height="7.011cm" svg:x="1.27cm" svg:y="0.508cm">
          <draw:text-box>
            <text:p text:style-name="P6"><text:span text:style-name="T7">5. </text:span><text:span text:style-name="T8">Then let us follow Christ, our Lord,</text:span></text:p>
            <text:p text:style-name="P6"><text:span text:style-name="T8">And take the cross appointed</text:span></text:p>
            <text:p text:style-name="P6"><text:span text:style-name="T8">And, firmly clinging to His Word,</text:span></text:p>
            <text:p text:style-name="P6"><text:span text:style-name="T8">In suff’ring be undaun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7" draw:text-style-name="P12" draw:layer="layout" svg:width="25.4cm" svg:height="12.446cm" svg:x="1.27cm" svg:y="0.528cm">
          <draw:text-box>
            <text:p text:style-name="P9"><text:span text:style-name="T8">For those who bear the battle’s strain</text:span></text:p>
            <text:p text:style-name="P9"><text:span text:style-name="T8">The crown of heav’nly life obtain.</text:span></text:p>
            <text:p text:style-name="P10"><text:span text:style-name="T9"><text:line-break/></text:span><text:span text:style-name="T9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1"><text:s text:c="3"/></text:span><text:span text:style-name="T12"><text:s text:c="7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2:28:19.921000000</meta:creation-date>
    <dc:date>2019-04-27T14:21:47.376000000</dc:date>
    <meta:editing-duration>PT50M18S</meta:editing-duration>
    <meta:editing-cycles>19</meta:editing-cycles>
    <meta:generator>LibreOffice/6.1.5.2$Windows_X86_64 LibreOffice_project/90f8dcf33c87b3705e78202e3df5142b201bd805</meta:generator>
    <meta:document-statistic meta:object-count="54"/>
  </office:meta>
</office:document-meta>
</file>